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  <style:style style:name="ce5" style:family="table-cell" style:parent-style-name="Default" style:data-style-name="N61"/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string" calcext:value-type="string">
            <text:p>specs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tst0</text:p>
          </table:table-cell>
          <table:table-cell office:value-type="string" calcext:value-type="string">
            <text:p>tst1</text:p>
          </table:table-cell>
          <table:table-cell office:value-type="string" calcext:value-type="string">
            <text:p>tst2</text:p>
          </table:table-cell>
          <table:table-cell office:value-type="string" calcext:value-type="string">
            <text:p>tst3</text:p>
          </table:table-cell>
          <table:table-cell office:value-type="string" calcext:value-type="string">
            <text:p>tst4</text:p>
          </table:table-cell>
          <table:table-cell office:value-type="string" calcext:value-type="string">
            <text:p>tst5</text:p>
          </table:table-cell>
          <table:table-cell office:value-type="string" calcext:value-type="string">
            <text:p>tst6</text:p>
          </table:table-cell>
          <table:table-cell office:value-type="string" calcext:value-type="string">
            <text:p>tst7</text:p>
          </table:table-cell>
          <table:table-cell office:value-type="string" calcext:value-type="string">
            <text:p>tst8</text:p>
          </table:table-cell>
          <table:table-cell office:value-type="string" calcext:value-type="string">
            <text:p>tst9</text:p>
          </table:table-cell>
          <table:table-cell office:value-type="string" calcext:value-type="string">
            <text:p>tst10</text:p>
          </table:table-cell>
          <table:table-cell office:value-type="string" calcext:value-type="string">
            <text:p>tst11</text:p>
          </table:table-cell>
          <table:table-cell office:value-type="string" calcext:value-type="string">
            <text:p>tst12</text:p>
          </table:table-cell>
          <table:table-cell office:value-type="string" calcext:value-type="string">
            <text:p>tst13</text:p>
          </table:table-cell>
          <table:table-cell office:value-type="string" calcext:value-type="string">
            <text:p>tst14</text:p>
          </table:table-cell>
          <table:table-cell office:value-type="string" calcext:value-type="string">
            <text:p>tst15</text:p>
          </table:table-cell>
        </table:table-row>
        <table:table-row table:style-name="ro1">
          <table:table-cell/>
          <table:table-cell office:value-type="string" calcext:value-type="string">
            <text:p>best elbo</text:p>
          </table:table-cell>
          <table:table-cell office:value-type="float" office:value="-1341307" calcext:value-type="float">
            <text:p>-1341307</text:p>
          </table:table-cell>
          <table:table-cell office:value-type="float" office:value="-61775.2332732386" calcext:value-type="float">
            <text:p>-61775.2332732386</text:p>
          </table:table-cell>
          <table:table-cell office:value-type="float" office:value="-1250873.16107195" calcext:value-type="float">
            <text:p>-1250873.16107195</text:p>
          </table:table-cell>
          <table:table-cell office:value-type="float" office:value="-39626" calcext:value-type="float">
            <text:p>-39626</text:p>
          </table:table-cell>
          <table:table-cell office:value-type="float" office:value="-1414262.70940683" calcext:value-type="float">
            <text:p>-1414262.70940683</text:p>
          </table:table-cell>
          <table:table-cell office:value-type="float" office:value="206169.768620999" calcext:value-type="float">
            <text:p>206169.768620999</text:p>
          </table:table-cell>
          <table:table-cell office:value-type="float" office:value="-1485252.46786109" calcext:value-type="float">
            <text:p>-1485252.46786109</text:p>
          </table:table-cell>
          <table:table-cell office:value-type="float" office:value="195101.158366965" calcext:value-type="float">
            <text:p>195101.158366965</text:p>
          </table:table-cell>
          <table:table-cell office:value-type="float" office:value="-787149.891858809" calcext:value-type="float">
            <text:p>-787149.891858809</text:p>
          </table:table-cell>
          <table:table-cell office:value-type="float" office:value="226127.816091989" calcext:value-type="float">
            <text:p>226127.816091989</text:p>
          </table:table-cell>
          <table:table-cell office:value-type="float" office:value="-1198327.62481168" calcext:value-type="float">
            <text:p>-1198327.62481168</text:p>
          </table:table-cell>
          <table:table-cell office:value-type="float" office:value="153629.121660933" calcext:value-type="float">
            <text:p>153629.121660933</text:p>
          </table:table-cell>
          <table:table-cell office:value-type="float" office:value="-941878.671894093" calcext:value-type="float">
            <text:p>-941878.671894093</text:p>
          </table:table-cell>
          <table:table-cell office:value-type="float" office:value="295224.257115017" calcext:value-type="float">
            <text:p>295224.257115017</text:p>
          </table:table-cell>
          <table:table-cell office:value-type="float" office:value="-828991.188978326" calcext:value-type="float">
            <text:p>-828991.188978326</text:p>
          </table:table-cell>
          <table:table-cell office:value-type="float" office:value="309004.219215232" calcext:value-type="float">
            <text:p>309004.219215232</text:p>
          </table:table-cell>
          <table:table-cell office:value-type="float" office:value="266523.682712374" calcext:value-type="float">
            <text:p>266523.682712374</text:p>
          </table:table-cell>
          <table:table-cell office:value-type="float" office:value="474782.036131607" calcext:value-type="float">
            <text:p>474782.036131607</text:p>
          </table:table-cell>
          <table:table-cell office:value-type="float" office:value="36851.4258667704" calcext:value-type="float">
            <text:p>36851.4258667704</text:p>
          </table:table-cell>
          <table:table-cell office:value-type="float" office:value="427590.700890712" calcext:value-type="float">
            <text:p>427590.700890712</text:p>
          </table:table-cell>
          <table:table-cell office:value-type="float" office:value="-23563.4713809487" calcext:value-type="float">
            <text:p>-23563.4713809487</text:p>
          </table:table-cell>
          <table:table-cell office:value-type="float" office:value="423774.586477369" calcext:value-type="float">
            <text:p>423774.586477369</text:p>
          </table:table-cell>
          <table:table-cell office:value-type="float" office:value="-195146.028658598" calcext:value-type="float">
            <text:p>-195146.028658598</text:p>
          </table:table-cell>
          <table:table-cell office:value-type="float" office:value="376872.832505389" calcext:value-type="float">
            <text:p>376872.832505389</text:p>
          </table:table-cell>
          <table:table-cell office:value-type="float" office:value="412624.589985483" calcext:value-type="float">
            <text:p>412624.589985483</text:p>
          </table:table-cell>
          <table:table-cell office:value-type="float" office:value="-52720.7032233004" calcext:value-type="float">
            <text:p>-52720.7032233004</text:p>
          </table:table-cell>
          <table:table-cell office:value-type="float" office:value="304297.963147043" calcext:value-type="float">
            <text:p>304297.963147043</text:p>
          </table:table-cell>
          <table:table-cell office:value-type="float" office:value="272896.599675401" calcext:value-type="float">
            <text:p>272896.599675401</text:p>
          </table:table-cell>
          <table:table-cell office:value-type="float" office:value="265296.788857907" calcext:value-type="float">
            <text:p>265296.788857907</text:p>
          </table:table-cell>
          <table:table-cell office:value-type="float" office:value="392105.753267929" calcext:value-type="float">
            <text:p>392105.753267929</text:p>
          </table:table-cell>
          <table:table-cell office:value-type="float" office:value="217199.381130538" calcext:value-type="float">
            <text:p>217199.381130538</text:p>
          </table:table-cell>
          <table:table-cell office:value-type="float" office:value="407781.828084614" calcext:value-type="float">
            <text:p>407781.828084614</text:p>
          </table:table-cell>
        </table:table-row>
        <table:table-row table:style-name="ro1">
          <table:table-cell/>
          <table:table-cell office:value-type="string" calcext:value-type="string">
            <text:p>-mcc</text:p>
          </table:table-cell>
          <table:table-cell office:value-type="float" office:value="0.61" calcext:value-type="float">
            <text:p>0.61</text:p>
          </table:table-cell>
          <table:table-cell office:value-type="float" office:value="0.82" calcext:value-type="float">
            <text:p>0.82</text:p>
          </table:table-cell>
          <table:table-cell office:value-type="float" office:value="0.55" calcext:value-type="float">
            <text:p>0.55</text:p>
          </table:table-cell>
          <table:table-cell office:value-type="float" office:value="0.74" calcext:value-type="float">
            <text:p>0.74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58" calcext:value-type="float">
            <text:p>0.58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float" office:value="0.81" calcext:value-type="float">
            <text:p>0.81</text:p>
          </table:table-cell>
          <table:table-cell office:value-type="float" office:value="0.6" calcext:value-type="float">
            <text:p>0.6</text:p>
          </table:table-cell>
          <table:table-cell office:value-type="float" office:value="0.84" calcext:value-type="float">
            <text:p>0.84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93" calcext:value-type="float">
            <text:p>0.93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72" calcext:value-type="float">
            <text:p>0.72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-se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lbo avg</text:p>
          </table:table-cell>
          <table:table-cell office:value-type="float" office:value="-2158377.44983319" calcext:value-type="float">
            <text:p>-2158377.44983319</text:p>
          </table:table-cell>
          <table:table-cell office:value-type="float" office:value="-199301.400075901" calcext:value-type="float">
            <text:p>-199301.400075901</text:p>
          </table:table-cell>
          <table:table-cell office:value-type="float" office:value="-2462752" calcext:value-type="float">
            <text:p>-2462752</text:p>
          </table:table-cell>
          <table:table-cell office:value-type="float" office:value="-264791.75992122" calcext:value-type="float">
            <text:p>-264791.75992122</text:p>
          </table:table-cell>
          <table:table-cell office:value-type="float" office:value="-2142366.27774318" calcext:value-type="float">
            <text:p>-2142366.27774318</text:p>
          </table:table-cell>
          <table:table-cell office:value-type="float" office:value="-209461.526125276" calcext:value-type="float">
            <text:p>-209461.526125276</text:p>
          </table:table-cell>
          <table:table-cell office:value-type="float" office:value="-1870747.10973746" calcext:value-type="float">
            <text:p>-1870747.10973746</text:p>
          </table:table-cell>
          <table:table-cell office:value-type="float" office:value="-207548.526932476" calcext:value-type="float">
            <text:p>-207548.526932476</text:p>
          </table:table-cell>
          <table:table-cell office:value-type="float" office:value="-1712659.26376137" calcext:value-type="float">
            <text:p>-1712659.26376137</text:p>
          </table:table-cell>
          <table:table-cell office:value-type="float" office:value="22215.2616778982" calcext:value-type="float">
            <text:p>22215.2616778982</text:p>
          </table:table-cell>
          <table:table-cell office:value-type="float" office:value="-1953368.76372597" calcext:value-type="float">
            <text:p>-1953368.76372597</text:p>
          </table:table-cell>
          <table:table-cell office:value-type="float" office:value="-66953.2448928987" calcext:value-type="float">
            <text:p>-66953.2448928987</text:p>
          </table:table-cell>
          <table:table-cell office:value-type="float" office:value="-1525247.37117247" calcext:value-type="float">
            <text:p>-1525247.37117247</text:p>
          </table:table-cell>
          <table:table-cell office:value-type="float" office:value="95139.9842412818" calcext:value-type="float">
            <text:p>95139.9842412818</text:p>
          </table:table-cell>
          <table:table-cell office:value-type="float" office:value="-1376774.48468685" calcext:value-type="float">
            <text:p>-1376774.48468685</text:p>
          </table:table-cell>
          <table:table-cell office:value-type="float" office:value="88561.4998855288" calcext:value-type="float">
            <text:p>88561.4998855288</text:p>
          </table:table-cell>
          <table:table-cell office:value-type="float" office:value="59836.0542860504" calcext:value-type="float">
            <text:p>59836.0542860504</text:p>
          </table:table-cell>
          <table:table-cell office:value-type="float" office:value="381001.951775015" calcext:value-type="float">
            <text:p>381001.951775015</text:p>
          </table:table-cell>
          <table:table-cell office:value-type="float" office:value="-188972.117459638" calcext:value-type="float">
            <text:p>-188972.117459638</text:p>
          </table:table-cell>
          <table:table-cell office:value-type="float" office:value="308722.255667876" calcext:value-type="float">
            <text:p>308722.255667876</text:p>
          </table:table-cell>
          <table:table-cell office:value-type="float" office:value="-235870.577184628" calcext:value-type="float">
            <text:p>-235870.577184628</text:p>
          </table:table-cell>
          <table:table-cell office:value-type="float" office:value="357803.881283691" calcext:value-type="float">
            <text:p>357803.881283691</text:p>
          </table:table-cell>
          <table:table-cell office:value-type="float" office:value="-455457.38078011" calcext:value-type="float">
            <text:p>-455457.38078011</text:p>
          </table:table-cell>
          <table:table-cell office:value-type="float" office:value="265291.136762542" calcext:value-type="float">
            <text:p>265291.136762542</text:p>
          </table:table-cell>
          <table:table-cell office:value-type="float" office:value="281364.81169798" calcext:value-type="float">
            <text:p>281364.81169798</text:p>
          </table:table-cell>
          <table:table-cell office:value-type="float" office:value="-1281281.85860273" calcext:value-type="float">
            <text:p>-1281281.85860273</text:p>
          </table:table-cell>
          <table:table-cell office:value-type="float" office:value="184296.782092786" calcext:value-type="float">
            <text:p>184296.782092786</text:p>
          </table:table-cell>
          <table:table-cell office:value-type="float" office:value="-59659.3568420651" calcext:value-type="float">
            <text:p>-59659.3568420651</text:p>
          </table:table-cell>
          <table:table-cell office:value-type="float" office:value="72123.5962642469" calcext:value-type="float">
            <text:p>72123.5962642469</text:p>
          </table:table-cell>
          <table:table-cell office:value-type="float" office:value="142779.191898464" calcext:value-type="float">
            <text:p>142779.191898464</text:p>
          </table:table-cell>
          <table:table-cell office:value-type="float" office:value="20207.843359217" calcext:value-type="float">
            <text:p>20207.843359217</text:p>
          </table:table-cell>
          <table:table-cell office:value-type="float" office:value="230840.770278276" calcext:value-type="float">
            <text:p>230840.770278276</text:p>
          </table:table-cell>
        </table:table-row>
        <table:table-row table:style-name="ro1">
          <table:table-cell/>
          <table:table-cell office:value-type="string" calcext:value-type="string">
            <text:p>elbo std</text:p>
          </table:table-cell>
          <table:table-cell office:value-type="float" office:value="508260.066662719" calcext:value-type="float">
            <text:p>508260.066662719</text:p>
          </table:table-cell>
          <table:table-cell office:value-type="float" office:value="77634.778914885" calcext:value-type="float">
            <text:p>77634.778914885</text:p>
          </table:table-cell>
          <table:table-cell office:value-type="float" office:value="675930" calcext:value-type="float">
            <text:p>675930</text:p>
          </table:table-cell>
          <table:table-cell office:value-type="float" office:value="131858.120924467" calcext:value-type="float">
            <text:p>131858.120924467</text:p>
          </table:table-cell>
          <table:table-cell office:value-type="float" office:value="374673.575931342" calcext:value-type="float">
            <text:p>374673.575931342</text:p>
          </table:table-cell>
          <table:table-cell office:value-type="float" office:value="350380.835440391" calcext:value-type="float">
            <text:p>350380.835440391</text:p>
          </table:table-cell>
          <table:table-cell office:value-type="float" office:value="361605.344419671" calcext:value-type="float">
            <text:p>361605.344419671</text:p>
          </table:table-cell>
          <table:table-cell office:value-type="float" office:value="335121.427631158" calcext:value-type="float">
            <text:p>335121.427631158</text:p>
          </table:table-cell>
          <table:table-cell office:value-type="float" office:value="676619.464685951" calcext:value-type="float">
            <text:p>676619.464685951</text:p>
          </table:table-cell>
          <table:table-cell office:value-type="float" office:value="127401.557152541" calcext:value-type="float">
            <text:p>127401.557152541</text:p>
          </table:table-cell>
          <table:table-cell office:value-type="float" office:value="522218.426219541" calcext:value-type="float">
            <text:p>522218.426219541</text:p>
          </table:table-cell>
          <table:table-cell office:value-type="float" office:value="144249.071141258" calcext:value-type="float">
            <text:p>144249.071141258</text:p>
          </table:table-cell>
          <table:table-cell office:value-type="float" office:value="449725.286014709" calcext:value-type="float">
            <text:p>449725.286014709</text:p>
          </table:table-cell>
          <table:table-cell office:value-type="float" office:value="170898.383009989" calcext:value-type="float">
            <text:p>170898.383009989</text:p>
          </table:table-cell>
          <table:table-cell office:value-type="float" office:value="368440.313992451" calcext:value-type="float">
            <text:p>368440.313992451</text:p>
          </table:table-cell>
          <table:table-cell office:value-type="float" office:value="251381.82242235" calcext:value-type="float">
            <text:p>251381.82242235</text:p>
          </table:table-cell>
          <table:table-cell office:value-type="float" office:value="112547.64277499" calcext:value-type="float">
            <text:p>112547.64277499</text:p>
          </table:table-cell>
          <table:table-cell office:value-type="float" office:value="66622.4733189461" calcext:value-type="float">
            <text:p>66622.4733189461</text:p>
          </table:table-cell>
          <table:table-cell office:value-type="float" office:value="142834.150074944" calcext:value-type="float">
            <text:p>142834.150074944</text:p>
          </table:table-cell>
          <table:table-cell office:value-type="float" office:value="79212.9216288737" calcext:value-type="float">
            <text:p>79212.9216288737</text:p>
          </table:table-cell>
          <table:table-cell office:value-type="float" office:value="135839.226980139" calcext:value-type="float">
            <text:p>135839.226980139</text:p>
          </table:table-cell>
          <table:table-cell office:value-type="float" office:value="37578.7327756516" calcext:value-type="float">
            <text:p>37578.7327756516</text:p>
          </table:table-cell>
          <table:table-cell office:value-type="float" office:value="186377.808023265" calcext:value-type="float">
            <text:p>186377.808023265</text:p>
          </table:table-cell>
          <table:table-cell office:value-type="float" office:value="90594.8240316372" calcext:value-type="float">
            <text:p>90594.8240316372</text:p>
          </table:table-cell>
          <table:table-cell office:value-type="float" office:value="93069.0527667522" calcext:value-type="float">
            <text:p>93069.0527667522</text:p>
          </table:table-cell>
          <table:table-cell office:value-type="float" office:value="774641.786446013" calcext:value-type="float">
            <text:p>774641.786446013</text:p>
          </table:table-cell>
          <table:table-cell office:value-type="float" office:value="65274.5054679717" calcext:value-type="float">
            <text:p>65274.5054679717</text:p>
          </table:table-cell>
          <table:table-cell office:value-type="float" office:value="330414.677191838" calcext:value-type="float">
            <text:p>330414.677191838</text:p>
          </table:table-cell>
          <table:table-cell office:value-type="float" office:value="137058.38923665" calcext:value-type="float">
            <text:p>137058.38923665</text:p>
          </table:table-cell>
          <table:table-cell office:value-type="float" office:value="487148.351465912" calcext:value-type="float">
            <text:p>487148.351465912</text:p>
          </table:table-cell>
          <table:table-cell office:value-type="float" office:value="130097.521865345" calcext:value-type="float">
            <text:p>130097.521865345</text:p>
          </table:table-cell>
          <table:table-cell office:value-type="float" office:value="107189.000009215" calcext:value-type="float">
            <text:p>107189.000009215</text:p>
          </table:table-cell>
        </table:table-row>
        <table:table-row table:style-name="ro1">
          <table:table-cell/>
          <table:table-cell office:value-type="string" calcext:value-type="string">
            <text:p>mcc avg</text:p>
          </table:table-cell>
          <table:table-cell office:value-type="float" office:value="0.589333333333333" calcext:value-type="float">
            <text:p>0.589333333333333</text:p>
          </table:table-cell>
          <table:table-cell office:value-type="float" office:value="0.716428571428571" calcext:value-type="float">
            <text:p>0.716428571428571</text:p>
          </table:table-cell>
          <table:table-cell office:value-type="float" office:value="0.56" calcext:value-type="float">
            <text:p>0.56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482777777777778" calcext:value-type="float">
            <text:p>0.482777777777778</text:p>
          </table:table-cell>
          <table:table-cell office:value-type="float" office:value="0.677272727272727" calcext:value-type="float">
            <text:p>0.677272727272727</text:p>
          </table:table-cell>
          <table:table-cell office:value-type="float" office:value="0.493636363636364" calcext:value-type="float">
            <text:p>0.493636363636364</text:p>
          </table:table-cell>
          <table:table-cell office:value-type="float" office:value="0.636153846153846" calcext:value-type="float">
            <text:p>0.636153846153846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722" calcext:value-type="float">
            <text:p>0.722</text:p>
          </table:table-cell>
          <table:table-cell office:value-type="float" office:value="0.61" calcext:value-type="float">
            <text:p>0.61</text:p>
          </table:table-cell>
          <table:table-cell office:value-type="float" office:value="0.731333333333333" calcext:value-type="float">
            <text:p>0.731333333333333</text:p>
          </table:table-cell>
          <table:table-cell office:value-type="float" office:value="0.593846153846154" calcext:value-type="float">
            <text:p>0.593846153846154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764444444444445" calcext:value-type="float">
            <text:p>0.764444444444445</text:p>
          </table:table-cell>
          <table:table-cell office:value-type="float" office:value="0.750555555555555" calcext:value-type="float">
            <text:p>0.750555555555555</text:p>
          </table:table-cell>
          <table:table-cell office:value-type="float" office:value="0.701428571428572" calcext:value-type="float">
            <text:p>0.701428571428572</text:p>
          </table:table-cell>
          <table:table-cell office:value-type="float" office:value="0.790588235294118" calcext:value-type="float">
            <text:p>0.790588235294118</text:p>
          </table:table-cell>
          <table:table-cell office:value-type="float" office:value="0.712857142857143" calcext:value-type="float">
            <text:p>0.712857142857143</text:p>
          </table:table-cell>
          <table:table-cell office:value-type="float" office:value="0.764615384615385" calcext:value-type="float">
            <text:p>0.764615384615385</text:p>
          </table:table-cell>
          <table:table-cell office:value-type="float" office:value="0.697692307692308" calcext:value-type="float">
            <text:p>0.697692307692308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773529411764706" calcext:value-type="float">
            <text:p>0.773529411764706</text:p>
          </table:table-cell>
          <table:table-cell office:value-type="float" office:value="0.481538461538462" calcext:value-type="float">
            <text:p>0.481538461538462</text:p>
          </table:table-cell>
          <table:table-cell office:value-type="float" office:value="0.743333333333333" calcext:value-type="float">
            <text:p>0.743333333333333</text:p>
          </table:table-cell>
          <table:table-cell office:value-type="float" office:value="0.617692307692308" calcext:value-type="float">
            <text:p>0.617692307692308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730555555555555" calcext:value-type="float">
            <text:p>0.730555555555555</text:p>
          </table:table-cell>
          <table:table-cell office:value-type="float" office:value="0.735714285714286" calcext:value-type="float">
            <text:p>0.735714285714286</text:p>
          </table:table-cell>
          <table:table-cell office:value-type="float" office:value="0.702222222222222" calcext:value-type="float">
            <text:p>0.702222222222222</text:p>
          </table:table-cell>
        </table:table-row>
        <table:table-row table:style-name="ro1">
          <table:table-cell/>
          <table:table-cell office:value-type="string" calcext:value-type="string">
            <text:p>mcc std</text:p>
          </table:table-cell>
          <table:table-cell office:value-type="float" office:value="0.0573255808712151" calcext:value-type="float">
            <text:p>0.057325580871215</text:p>
          </table:table-cell>
          <table:table-cell office:value-type="float" office:value="0.0842281886015723" calcext:value-type="float">
            <text:p>0.084228188601572</text:p>
          </table:table-cell>
          <table:table-cell office:value-type="float" office:value="0.05" calcext:value-type="float">
            <text:p>0.05</text:p>
          </table:table-cell>
          <table:table-cell office:value-type="float" office:value="0.0575663867972352" calcext:value-type="float">
            <text:p>0.057566386797235</text:p>
          </table:table-cell>
          <table:table-cell office:value-type="float" office:value="0.0696663122443581" calcext:value-type="float">
            <text:p>0.069666312244358</text:p>
          </table:table-cell>
          <table:table-cell office:value-type="float" office:value="0.0938171247297741" calcext:value-type="float">
            <text:p>0.093817124729774</text:p>
          </table:table-cell>
          <table:table-cell office:value-type="float" office:value="0.0526174404672283" calcext:value-type="float">
            <text:p>0.052617440467228</text:p>
          </table:table-cell>
          <table:table-cell office:value-type="float" office:value="0.115194715526395" calcext:value-type="float">
            <text:p>0.115194715526395</text:p>
          </table:table-cell>
          <table:table-cell office:value-type="float" office:value="0.0417582327212251" calcext:value-type="float">
            <text:p>0.041758232721225</text:p>
          </table:table-cell>
          <table:table-cell office:value-type="float" office:value="0.0766985440974382" calcext:value-type="float">
            <text:p>0.076698544097438</text:p>
          </table:table-cell>
          <table:table-cell office:value-type="float" office:value="0.0774596669241484" calcext:value-type="float">
            <text:p>0.077459666924148</text:p>
          </table:table-cell>
          <table:table-cell office:value-type="float" office:value="0.07" calcext:value-type="float">
            <text:p>0.07</text:p>
          </table:table-cell>
          <table:table-cell office:value-type="float" office:value="0.0732265674295525" calcext:value-type="float">
            <text:p>0.073226567429553</text:p>
          </table:table-cell>
          <table:table-cell office:value-type="float" office:value="0.0876863095864394" calcext:value-type="float">
            <text:p>0.087686309586439</text:p>
          </table:table-cell>
          <table:table-cell office:value-type="float" office:value="0.072647683723662" calcext:value-type="float">
            <text:p>0.072647683723662</text:p>
          </table:table-cell>
          <table:table-cell office:value-type="float" office:value="0.0874934399873289" calcext:value-type="float">
            <text:p>0.087493439987329</text:p>
          </table:table-cell>
          <table:table-cell office:value-type="float" office:value="0.079945969408666" calcext:value-type="float">
            <text:p>0.079945969408666</text:p>
          </table:table-cell>
          <table:table-cell office:value-type="float" office:value="0.0716063484322617" calcext:value-type="float">
            <text:p>0.071606348432262</text:p>
          </table:table-cell>
          <table:table-cell office:value-type="float" office:value="0.0840796512546409" calcext:value-type="float">
            <text:p>0.084079651254641</text:p>
          </table:table-cell>
          <table:table-cell office:value-type="float" office:value="0.089210299341783" calcext:value-type="float">
            <text:p>0.089210299341783</text:p>
          </table:table-cell>
          <table:table-cell office:value-type="float" office:value="0.0684969833984963" calcext:value-type="float">
            <text:p>0.068496983398496</text:p>
          </table:table-cell>
          <table:table-cell office:value-type="float" office:value="0.0655879192224376" calcext:value-type="float">
            <text:p>0.065587919222438</text:p>
          </table:table-cell>
          <table:table-cell office:value-type="float" office:value="0.056860672654081" calcext:value-type="float">
            <text:p>0.056860672654081</text:p>
          </table:table-cell>
          <table:table-cell office:value-type="float" office:value="0.0860392352360248" calcext:value-type="float">
            <text:p>0.086039235236025</text:p>
          </table:table-cell>
          <table:table-cell office:value-type="float" office:value="0.0716150802777138" calcext:value-type="float">
            <text:p>0.071615080277714</text:p>
          </table:table-cell>
          <table:table-cell office:value-type="float" office:value="0.126055308608572" calcext:value-type="float">
            <text:p>0.126055308608572</text:p>
          </table:table-cell>
          <table:table-cell office:value-type="float" office:value="0.0658702428178984" calcext:value-type="float">
            <text:p>0.065870242817898</text:p>
          </table:table-cell>
          <table:table-cell office:value-type="float" office:value="0.0911595259509264" calcext:value-type="float">
            <text:p>0.091159525950926</text:p>
          </table:table-cell>
          <table:table-cell office:value-type="float" office:value="0.0820568908339412" calcext:value-type="float">
            <text:p>0.082056890833941</text:p>
          </table:table-cell>
          <table:table-cell office:value-type="float" office:value="0.0794055849016947" calcext:value-type="float">
            <text:p>0.079405584901695</text:p>
          </table:table-cell>
          <table:table-cell office:value-type="float" office:value="0.0789859196958805" calcext:value-type="float">
            <text:p>0.078985919695881</text:p>
          </table:table-cell>
          <table:table-cell office:value-type="float" office:value="0.0842981188372918" calcext:value-type="float">
            <text:p>0.084298118837292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pecs</text:p>
          </table:table-cell>
          <table:table-cell office:value-type="string" calcext:value-type="string">
            <text:p>best elbo</text:p>
          </table:table-cell>
          <table:table-cell office:value-type="string" calcext:value-type="string">
            <text:p>-mcc</text:p>
          </table:table-cell>
          <table:table-cell office:value-type="string" calcext:value-type="string">
            <text:p>-seed</text:p>
          </table:table-cell>
          <table:table-cell office:value-type="string" calcext:value-type="string">
            <text:p>elbo avg</text:p>
          </table:table-cell>
          <table:table-cell office:value-type="string" calcext:value-type="string">
            <text:p>elbo std</text:p>
          </table:table-cell>
          <table:table-cell office:value-type="string" calcext:value-type="string">
            <text:p>mcc avg</text:p>
          </table:table-cell>
          <table:table-cell office:value-type="string" calcext:value-type="string">
            <text:p>henc</text:p>
          </table:table-cell>
          <table:table-cell office:value-type="string" calcext:value-type="string">
            <text:p>hdec</text:p>
          </table:table-cell>
          <table:table-cell office:value-type="string" calcext:value-type="string">
            <text:p>lenc</text:p>
          </table:table-cell>
          <table:table-cell office:value-type="string" calcext:value-type="string">
            <text:p>ldec</text:p>
          </table:table-cell>
          <table:table-cell table:style-name="Default" office:value-type="string" calcext:value-type="string">
            <text:p>lr</text:p>
          </table:table-cell>
          <table:table-cell table:style-name="Default"/>
        </table:table-row>
        <table:table-row table:style-name="ro1">
          <table:table-cell office:value-type="string" calcext:value-type="string">
            <text:p>tst1</text:p>
          </table:table-cell>
          <table:table-cell office:value-type="float" office:value="474782.036131607" calcext:value-type="float">
            <text:p>474782.036131607</text:p>
          </table:table-cell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office:value-type="float" office:value="381001.951775015" calcext:value-type="float">
            <text:p>381001.951775015</text:p>
          </table:table-cell>
          <table:table-cell office:value-type="float" office:value="66622.4733189461" calcext:value-type="float">
            <text:p>66622.4733189461</text:p>
          </table:table-cell>
          <table:table-cell office:value-type="float" office:value="0.750555555555555" calcext:value-type="float">
            <text:p>0.75055555555555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5</text:p>
          </table:table-cell>
          <table:table-cell office:value-type="float" office:value="423774.586477369" calcext:value-type="float">
            <text:p>423774.586477369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office:value-type="float" office:value="357803.881283691" calcext:value-type="float">
            <text:p>357803.881283691</text:p>
          </table:table-cell>
          <table:table-cell office:value-type="float" office:value="37578.7327756516" calcext:value-type="float">
            <text:p>37578.7327756516</text:p>
          </table:table-cell>
          <table:table-cell office:value-type="float" office:value="0.764615384615385" calcext:value-type="float">
            <text:p>0.76461538461538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3</text:p>
          </table:table-cell>
          <table:table-cell office:value-type="float" office:value="427590.700890712" calcext:value-type="float">
            <text:p>427590.700890712</text:p>
          </table:table-cell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308722.255667876" calcext:value-type="float">
            <text:p>308722.255667876</text:p>
          </table:table-cell>
          <table:table-cell office:value-type="float" office:value="79212.9216288737" calcext:value-type="float">
            <text:p>79212.9216288737</text:p>
          </table:table-cell>
          <table:table-cell office:value-type="float" office:value="0.790588235294118" calcext:value-type="float">
            <text:p>0.79058823529411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8</text:p>
          </table:table-cell>
          <table:table-cell office:value-type="float" office:value="412624.589985483" calcext:value-type="float">
            <text:p>412624.589985483</text:p>
          </table:table-cell>
          <table:table-cell office:value-type="float" office:value="0.73" calcext:value-type="float">
            <text:p>0.73</text:p>
          </table:table-cell>
          <table:table-cell office:value-type="float" office:value="18" calcext:value-type="float">
            <text:p>18</text:p>
          </table:table-cell>
          <table:table-cell office:value-type="float" office:value="281364.81169798" calcext:value-type="float">
            <text:p>281364.81169798</text:p>
          </table:table-cell>
          <table:table-cell office:value-type="float" office:value="93069.0527667522" calcext:value-type="float">
            <text:p>93069.0527667522</text:p>
          </table:table-cell>
          <table:table-cell office:value-type="float" office:value="0.773529411764706" calcext:value-type="float">
            <text:p>0.77352941176470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tst7</text:p>
          </table:table-cell>
          <table:table-cell office:value-type="float" office:value="376872.832505389" calcext:value-type="float">
            <text:p>376872.832505389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265291.136762542" calcext:value-type="float">
            <text:p>265291.136762542</text:p>
          </table:table-cell>
          <table:table-cell office:value-type="float" office:value="90594.8240316372" calcext:value-type="float">
            <text:p>90594.8240316372</text:p>
          </table:table-cell>
          <table:table-cell office:value-type="float" office:value="0.7265" calcext:value-type="float">
            <text:p>0.726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15</text:p>
          </table:table-cell>
          <table:table-cell office:value-type="float" office:value="407781.828084614" calcext:value-type="float">
            <text:p>407781.828084614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230840.770278276" calcext:value-type="float">
            <text:p>230840.770278276</text:p>
          </table:table-cell>
          <table:table-cell office:value-type="float" office:value="107189.000009215" calcext:value-type="float">
            <text:p>107189.000009215</text:p>
          </table:table-cell>
          <table:table-cell office:value-type="float" office:value="0.702222222222222" calcext:value-type="float">
            <text:p>0.70222222222222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10</text:p>
          </table:table-cell>
          <table:table-cell office:value-type="float" office:value="304297.963147043" calcext:value-type="float">
            <text:p>304297.963147043</text:p>
          </table:table-cell>
          <table:table-cell office:value-type="float" office:value="0.79" calcext:value-type="float">
            <text:p>0.79</text:p>
          </table:table-cell>
          <table:table-cell office:value-type="float" office:value="17" calcext:value-type="float">
            <text:p>17</text:p>
          </table:table-cell>
          <table:table-cell office:value-type="float" office:value="184296.782092786" calcext:value-type="float">
            <text:p>184296.782092786</text:p>
          </table:table-cell>
          <table:table-cell office:value-type="float" office:value="65274.5054679717" calcext:value-type="float">
            <text:p>65274.5054679717</text:p>
          </table:table-cell>
          <table:table-cell office:value-type="float" office:value="0.743333333333333" calcext:value-type="float">
            <text:p>0.743333333333333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tst13</text:p>
          </table:table-cell>
          <table:table-cell office:value-type="float" office:value="392105.753267929" calcext:value-type="float">
            <text:p>392105.753267929</text:p>
          </table:table-cell>
          <table:table-cell office:value-type="float" office:value="0.86" calcext:value-type="float">
            <text:p>0.86</text:p>
          </table:table-cell>
          <table:table-cell office:value-type="float" office:value="9" calcext:value-type="float">
            <text:p>9</text:p>
          </table:table-cell>
          <table:table-cell office:value-type="float" office:value="142779.191898464" calcext:value-type="float">
            <text:p>142779.191898464</text:p>
          </table:table-cell>
          <table:table-cell office:value-type="float" office:value="487148.351465912" calcext:value-type="float">
            <text:p>487148.351465912</text:p>
          </table:table-cell>
          <table:table-cell office:value-type="float" office:value="0.730555555555555" calcext:value-type="float">
            <text:p>0.73055555555555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u13</text:p>
          </table:table-cell>
          <table:table-cell office:value-type="float" office:value="295224.257115017" calcext:value-type="float">
            <text:p>295224.257115017</text:p>
          </table:table-cell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office:value-type="float" office:value="95139.9842412818" calcext:value-type="float">
            <text:p>95139.9842412818</text:p>
          </table:table-cell>
          <table:table-cell office:value-type="float" office:value="170898.383009989" calcext:value-type="float">
            <text:p>170898.383009989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u15</text:p>
          </table:table-cell>
          <table:table-cell office:value-type="float" office:value="309004.219215232" calcext:value-type="float">
            <text:p>309004.219215232</text:p>
          </table:table-cell>
          <table:table-cell office:value-type="float" office:value="0.64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 office:value-type="float" office:value="88561.4998855288" calcext:value-type="float">
            <text:p>88561.4998855288</text:p>
          </table:table-cell>
          <table:table-cell office:value-type="float" office:value="251381.82242235" calcext:value-type="float">
            <text:p>251381.82242235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12</text:p>
          </table:table-cell>
          <table:table-cell office:value-type="float" office:value="265296.788857907" calcext:value-type="float">
            <text:p>265296.788857907</text:p>
          </table:table-cell>
          <table:table-cell office:value-type="float" office:value="0.87" calcext:value-type="float">
            <text:p>0.87</text:p>
          </table:table-cell>
          <table:table-cell office:value-type="float" office:value="14" calcext:value-type="float">
            <text:p>14</text:p>
          </table:table-cell>
          <table:table-cell office:value-type="float" office:value="72123.5962642469" calcext:value-type="float">
            <text:p>72123.5962642469</text:p>
          </table:table-cell>
          <table:table-cell office:value-type="float" office:value="137058.38923665" calcext:value-type="float">
            <text:p>137058.38923665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tst0</text:p>
          </table:table-cell>
          <table:table-cell office:value-type="float" office:value="266523.682712374" calcext:value-type="float">
            <text:p>266523.68271237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59836.0542860504" calcext:value-type="float">
            <text:p>59836.0542860504</text:p>
          </table:table-cell>
          <table:table-cell office:value-type="float" office:value="112547.64277499" calcext:value-type="float">
            <text:p>112547.64277499</text:p>
          </table:table-cell>
          <table:table-cell office:value-type="float" office:value="0.764444444444445" calcext:value-type="float">
            <text:p>0.76444444444444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226127.816091989" calcext:value-type="float">
            <text:p>226127.816091989</text:p>
          </table:table-cell>
          <table:table-cell office:value-type="float" office:value="0.81" calcext:value-type="float">
            <text:p>0.81</text:p>
          </table:table-cell>
          <table:table-cell office:value-type="float" office:value="16" calcext:value-type="float">
            <text:p>16</text:p>
          </table:table-cell>
          <table:table-cell office:value-type="float" office:value="22215.2616778982" calcext:value-type="float">
            <text:p>22215.2616778982</text:p>
          </table:table-cell>
          <table:table-cell office:value-type="float" office:value="127401.557152541" calcext:value-type="float">
            <text:p>127401.557152541</text:p>
          </table:table-cell>
          <table:table-cell office:value-type="float" office:value="0.722" calcext:value-type="float">
            <text:p>0.7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14</text:p>
          </table:table-cell>
          <table:table-cell office:value-type="float" office:value="217199.381130538" calcext:value-type="float">
            <text:p>217199.381130538</text:p>
          </table:table-cell>
          <table:table-cell office:value-type="float" office:value="0.86" calcext:value-type="float">
            <text:p>0.86</text:p>
          </table:table-cell>
          <table:table-cell office:value-type="float" office:value="14" calcext:value-type="float">
            <text:p>14</text:p>
          </table:table-cell>
          <table:table-cell office:value-type="float" office:value="20207.843359217" calcext:value-type="float">
            <text:p>20207.843359217</text:p>
          </table:table-cell>
          <table:table-cell office:value-type="float" office:value="130097.521865345" calcext:value-type="float">
            <text:p>130097.521865345</text:p>
          </table:table-cell>
          <table:table-cell office:value-type="float" office:value="0.735714285714286" calcext:value-type="float">
            <text:p>0.73571428571428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tst11</text:p>
          </table:table-cell>
          <table:table-cell office:value-type="float" office:value="272896.599675401" calcext:value-type="float">
            <text:p>272896.599675401</text:p>
          </table:table-cell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office:value-type="float" office:value="-59659.3568420651" calcext:value-type="float">
            <text:p>-59659.3568420651</text:p>
          </table:table-cell>
          <table:table-cell office:value-type="float" office:value="330414.677191838" calcext:value-type="float">
            <text:p>330414.677191838</text:p>
          </table:table-cell>
          <table:table-cell office:value-type="float" office:value="0.617692307692308" calcext:value-type="float">
            <text:p>0.61769230769230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53629.121660933" calcext:value-type="float">
            <text:p>153629.121660933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-66953.2448928987" calcext:value-type="float">
            <text:p>-66953.2448928987</text:p>
          </table:table-cell>
          <table:table-cell office:value-type="float" office:value="144249.071141258" calcext:value-type="float">
            <text:p>144249.071141258</text:p>
          </table:table-cell>
          <table:table-cell office:value-type="float" office:value="0.731333333333333" calcext:value-type="float">
            <text:p>0.7313333333333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2</text:p>
          </table:table-cell>
          <table:table-cell office:value-type="float" office:value="36851.4258667704" calcext:value-type="float">
            <text:p>36851.4258667704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-188972.117459638" calcext:value-type="float">
            <text:p>-188972.117459638</text:p>
          </table:table-cell>
          <table:table-cell office:value-type="float" office:value="142834.150074944" calcext:value-type="float">
            <text:p>142834.150074944</text:p>
          </table:table-cell>
          <table:table-cell office:value-type="float" office:value="0.701428571428572" calcext:value-type="float">
            <text:p>0.70142857142857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-61775.2332732386" calcext:value-type="float">
            <text:p>-61775.2332732386</text:p>
          </table:table-cell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office:value-type="float" office:value="-199301.400075901" calcext:value-type="float">
            <text:p>-199301.400075901</text:p>
          </table:table-cell>
          <table:table-cell office:value-type="float" office:value="77634.778914885" calcext:value-type="float">
            <text:p>77634.778914885</text:p>
          </table:table-cell>
          <table:table-cell office:value-type="float" office:value="0.716428571428571" calcext:value-type="float">
            <text:p>0.7164285714285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95101.158366965" calcext:value-type="float">
            <text:p>195101.158366965</text:p>
          </table:table-cell>
          <table:table-cell office:value-type="float" office:value="0.78" calcext:value-type="float">
            <text:p>0.78</text:p>
          </table:table-cell>
          <table:table-cell office:value-type="float" office:value="13" calcext:value-type="float">
            <text:p>13</text:p>
          </table:table-cell>
          <table:table-cell office:value-type="float" office:value="-207548.526932476" calcext:value-type="float">
            <text:p>-207548.526932476</text:p>
          </table:table-cell>
          <table:table-cell office:value-type="float" office:value="335121.427631158" calcext:value-type="float">
            <text:p>335121.427631158</text:p>
          </table:table-cell>
          <table:table-cell office:value-type="float" office:value="0.636153846153846" calcext:value-type="float">
            <text:p>0.63615384615384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206169.768620999" calcext:value-type="float">
            <text:p>206169.768620999</text:p>
          </table:table-cell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office:value-type="float" office:value="-209461.526125276" calcext:value-type="float">
            <text:p>-209461.526125276</text:p>
          </table:table-cell>
          <table:table-cell office:value-type="float" office:value="350380.835440391" calcext:value-type="float">
            <text:p>350380.835440391</text:p>
          </table:table-cell>
          <table:table-cell office:value-type="float" office:value="0.677272727272727" calcext:value-type="float">
            <text:p>0.6772727272727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4</text:p>
          </table:table-cell>
          <table:table-cell office:value-type="float" office:value="-23563.4713809487" calcext:value-type="float">
            <text:p>-23563.4713809487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-235870.577184628" calcext:value-type="float">
            <text:p>-235870.577184628</text:p>
          </table:table-cell>
          <table:table-cell office:value-type="float" office:value="135839.226980139" calcext:value-type="float">
            <text:p>135839.226980139</text:p>
          </table:table-cell>
          <table:table-cell office:value-type="float" office:value="0.712857142857143" calcext:value-type="float">
            <text:p>0.71285714285714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-39626" calcext:value-type="float">
            <text:p>-39626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office:value-type="float" office:value="-264791.75992122" calcext:value-type="float">
            <text:p>-264791.75992122</text:p>
          </table:table-cell>
          <table:table-cell office:value-type="float" office:value="131858.120924467" calcext:value-type="float">
            <text:p>131858.120924467</text:p>
          </table:table-cell>
          <table:table-cell office:value-type="float" office:value="0.708333333333333" calcext:value-type="float">
            <text:p>0.70833333333333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tst6</text:p>
          </table:table-cell>
          <table:table-cell office:value-type="float" office:value="-195146.028658598" calcext:value-type="float">
            <text:p>-195146.028658598</text:p>
          </table:table-cell>
          <table:table-cell office:value-type="float" office:value="0.78" calcext:value-type="float">
            <text:p>0.78</text:p>
          </table:table-cell>
          <table:table-cell office:value-type="float" office:value="13" calcext:value-type="float">
            <text:p>13</text:p>
          </table:table-cell>
          <table:table-cell office:value-type="float" office:value="-455457.38078011" calcext:value-type="float">
            <text:p>-455457.38078011</text:p>
          </table:table-cell>
          <table:table-cell office:value-type="float" office:value="186377.808023265" calcext:value-type="float">
            <text:p>186377.808023265</text:p>
          </table:table-cell>
          <table:table-cell office:value-type="float" office:value="0.697692307692308" calcext:value-type="float">
            <text:p>0.69769230769230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tst9</text:p>
          </table:table-cell>
          <table:table-cell office:value-type="float" office:value="-52720.7032233004" calcext:value-type="float">
            <text:p>-52720.7032233004</text:p>
          </table:table-cell>
          <table:table-cell office:value-type="float" office:value="0.59" calcext:value-type="float">
            <text:p>0.59</text:p>
          </table:table-cell>
          <table:table-cell office:value-type="float" office:value="7" calcext:value-type="float">
            <text:p>7</text:p>
          </table:table-cell>
          <table:table-cell office:value-type="float" office:value="-1281281.85860273" calcext:value-type="float">
            <text:p>-1281281.85860273</text:p>
          </table:table-cell>
          <table:table-cell office:value-type="float" office:value="774641.786446013" calcext:value-type="float">
            <text:p>774641.786446013</text:p>
          </table:table-cell>
          <table:table-cell office:value-type="float" office:value="0.481538461538462" calcext:value-type="float">
            <text:p>0.48153846153846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float" office:value="-828991.188978326" calcext:value-type="float">
            <text:p>-828991.188978326</text:p>
          </table:table-cell>
          <table:table-cell office:value-type="float" office:value="0.67" calcext:value-type="float">
            <text:p>0.67</text:p>
          </table:table-cell>
          <table:table-cell office:value-type="float" office:value="19" calcext:value-type="float">
            <text:p>19</text:p>
          </table:table-cell>
          <table:table-cell office:value-type="float" office:value="-1376774.48468685" calcext:value-type="float">
            <text:p>-1376774.48468685</text:p>
          </table:table-cell>
          <table:table-cell office:value-type="float" office:value="368440.313992451" calcext:value-type="float">
            <text:p>368440.313992451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-941878.671894093" calcext:value-type="float">
            <text:p>-941878.671894093</text:p>
          </table:table-cell>
          <table:table-cell office:value-type="float" office:value="0.65" calcext:value-type="float">
            <text:p>0.65</text:p>
          </table:table-cell>
          <table:table-cell office:value-type="float" office:value="17" calcext:value-type="float">
            <text:p>17</text:p>
          </table:table-cell>
          <table:table-cell office:value-type="float" office:value="-1525247.37117247" calcext:value-type="float">
            <text:p>-1525247.37117247</text:p>
          </table:table-cell>
          <table:table-cell office:value-type="float" office:value="449725.286014709" calcext:value-type="float">
            <text:p>449725.286014709</text:p>
          </table:table-cell>
          <table:table-cell office:value-type="float" office:value="0.593846153846154" calcext:value-type="float">
            <text:p>0.59384615384615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-787149.891858809" calcext:value-type="float">
            <text:p>-787149.891858809</text:p>
          </table:table-cell>
          <table:table-cell office:value-type="float" office:value="0.57" calcext:value-type="float">
            <text:p>0.57</text:p>
          </table:table-cell>
          <table:table-cell office:value-type="float" office:value="5" calcext:value-type="float">
            <text:p>5</text:p>
          </table:table-cell>
          <table:table-cell office:value-type="float" office:value="-1712659.26376137" calcext:value-type="float">
            <text:p>-1712659.26376137</text:p>
          </table:table-cell>
          <table:table-cell office:value-type="float" office:value="676619.464685951" calcext:value-type="float">
            <text:p>676619.464685951</text:p>
          </table:table-cell>
          <table:table-cell office:value-type="float" office:value="0.5525" calcext:value-type="float">
            <text:p>0.55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-1485252.46786109" calcext:value-type="float">
            <text:p>-1485252.46786109</text:p>
          </table:table-cell>
          <table:table-cell office:value-type="float" office:value="0.58" calcext:value-type="float">
            <text:p>0.58</text:p>
          </table:table-cell>
          <table:table-cell office:value-type="float" office:value="7" calcext:value-type="float">
            <text:p>7</text:p>
          </table:table-cell>
          <table:table-cell office:value-type="float" office:value="-1870747.10973746" calcext:value-type="float">
            <text:p>-1870747.10973746</text:p>
          </table:table-cell>
          <table:table-cell office:value-type="float" office:value="361605.344419671" calcext:value-type="float">
            <text:p>361605.344419671</text:p>
          </table:table-cell>
          <table:table-cell office:value-type="float" office:value="0.493636363636364" calcext:value-type="float">
            <text:p>0.4936363636363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-1198327.62481168" calcext:value-type="float">
            <text:p>-1198327.62481168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-1953368.76372597" calcext:value-type="float">
            <text:p>-1953368.76372597</text:p>
          </table:table-cell>
          <table:table-cell office:value-type="float" office:value="522218.426219541" calcext:value-type="float">
            <text:p>522218.426219541</text:p>
          </table:table-cell>
          <table:table-cell office:value-type="float" office:value="0.61" calcext:value-type="float">
            <text:p>0.6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-1414262.70940683" calcext:value-type="float">
            <text:p>-1414262.70940683</text:p>
          </table:table-cell>
          <table:table-cell office:value-type="float" office:value="0.52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office:value-type="float" office:value="-2142366.27774318" calcext:value-type="float">
            <text:p>-2142366.27774318</text:p>
          </table:table-cell>
          <table:table-cell office:value-type="float" office:value="374673.575931342" calcext:value-type="float">
            <text:p>374673.575931342</text:p>
          </table:table-cell>
          <table:table-cell office:value-type="float" office:value="0.482777777777778" calcext:value-type="float">
            <text:p>0.4827777777777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0</text:p>
          </table:table-cell>
          <table:table-cell office:value-type="float" office:value="-1341307" calcext:value-type="float">
            <text:p>-1341307</text:p>
          </table:table-cell>
          <table:table-cell office:value-type="float" office:value="0.61" calcext:value-type="float">
            <text:p>0.61</text:p>
          </table:table-cell>
          <table:table-cell office:value-type="float" office:value="9" calcext:value-type="float">
            <text:p>9</text:p>
          </table:table-cell>
          <table:table-cell office:value-type="float" office:value="-2158377.44983319" calcext:value-type="float">
            <text:p>-2158377.44983319</text:p>
          </table:table-cell>
          <table:table-cell office:value-type="float" office:value="508260.066662719" calcext:value-type="float">
            <text:p>508260.066662719</text:p>
          </table:table-cell>
          <table:table-cell office:value-type="float" office:value="0.589333333333333" calcext:value-type="float">
            <text:p>0.5893333333333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-1250873.16107195" calcext:value-type="float">
            <text:p>-1250873.16107195</text:p>
          </table:table-cell>
          <table:table-cell office:value-type="float" office:value="0.55" calcext:value-type="float">
            <text:p>0.55</text:p>
          </table:table-cell>
          <table:table-cell office:value-type="float" office:value="9" calcext:value-type="float">
            <text:p>9</text:p>
          </table:table-cell>
          <table:table-cell office:value-type="float" office:value="-2462752" calcext:value-type="float">
            <text:p>-2462752</text:p>
          </table:table-cell>
          <table:table-cell office:value-type="float" office:value="675930" calcext:value-type="float">
            <text:p>675930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464488.424862605" calcext:value-type="float">
            <text:p>464488.424862605</text:p>
          </table:table-cell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office:value-type="float" office:value="303026" calcext:value-type="float">
            <text:p>303026</text:p>
          </table:table-cell>
          <table:table-cell office:value-type="float" office:value="244136" calcext:value-type="float">
            <text:p>244136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474782.036131462" calcext:value-type="float">
            <text:p>474782.036131462</text:p>
          </table:table-cell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office:value-type="float" office:value="374120.753928532" calcext:value-type="float">
            <text:p>374120.753928532</text:p>
          </table:table-cell>
          <table:table-cell office:value-type="float" office:value="70543.8413793035" calcext:value-type="float">
            <text:p>70543.8413793035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477689.601611022" calcext:value-type="float">
            <text:p>477689.60161102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372282.928698512" calcext:value-type="float">
            <text:p>372282.928698512</text:p>
          </table:table-cell>
          <table:table-cell office:value-type="float" office:value="89265.9202739542" calcext:value-type="float">
            <text:p>89265.9202739542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451880.121382863" calcext:value-type="float">
            <text:p>451880.121382863</text:p>
          </table:table-cell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office:value-type="float" office:value="357374.561888316" calcext:value-type="float">
            <text:p>357374.561888316</text:p>
          </table:table-cell>
          <table:table-cell office:value-type="float" office:value="89073.2172450921" calcext:value-type="float">
            <text:p>89073.2172450921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559712.793757296" calcext:value-type="float">
            <text:p>559712.793757296</text:p>
          </table:table-cell>
          <table:table-cell office:value-type="float" office:value="0.85" calcext:value-type="float">
            <text:p>0.85</text:p>
          </table:table-cell>
          <table:table-cell office:value-type="float" office:value="9" calcext:value-type="float">
            <text:p>9</text:p>
          </table:table-cell>
          <table:table-cell office:value-type="float" office:value="483993.353767335" calcext:value-type="float">
            <text:p>483993.353767335</text:p>
          </table:table-cell>
          <table:table-cell office:value-type="float" office:value="45312.1205138938" calcext:value-type="float">
            <text:p>45312.1205138938</text:p>
          </table:table-cell>
          <table:table-cell office:value-type="float" office:value="0.76" calcext:value-type="float">
            <text:p>0.7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531205.683364849" calcext:value-type="float">
            <text:p>531205.683364849</text:p>
          </table:table-cell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office:value-type="float" office:value="468414.533503601" calcext:value-type="float">
            <text:p>468414.533503601</text:p>
          </table:table-cell>
          <table:table-cell office:value-type="float" office:value="49225.7218260872" calcext:value-type="float">
            <text:p>49225.7218260872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525130.236753008" calcext:value-type="float">
            <text:p>525130.236753008</text:p>
          </table:table-cell>
          <table:table-cell office:value-type="float" office:value="0.81" calcext:value-type="float">
            <text:p>0.81</text:p>
          </table:table-cell>
          <table:table-cell office:value-type="float" office:value="9" calcext:value-type="float">
            <text:p>9</text:p>
          </table:table-cell>
          <table:table-cell office:value-type="float" office:value="463512.638541836" calcext:value-type="float">
            <text:p>463512.638541836</text:p>
          </table:table-cell>
          <table:table-cell office:value-type="float" office:value="47843.6713344985" calcext:value-type="float">
            <text:p>47843.6713344985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516189.13481604" calcext:value-type="float">
            <text:p>516189.13481604</text:p>
          </table:table-cell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444184.933106403" calcext:value-type="float">
            <text:p>444184.933106403</text:p>
          </table:table-cell>
          <table:table-cell office:value-type="float" office:value="65213.9663023023" calcext:value-type="float">
            <text:p>65213.9663023023</text:p>
          </table:table-cell>
          <table:table-cell office:value-type="float" office:value="0.77" calcext:value-type="float">
            <text:p>0.77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9</text:p>
          </table:table-cell>
          <table:table-cell office:value-type="float" office:value="544485.870189531" calcext:value-type="float">
            <text:p>544485.870189531</text:p>
          </table:table-cell>
          <table:table-cell office:value-type="float" office:value="0.81" calcext:value-type="float">
            <text:p>0.81</text:p>
          </table:table-cell>
          <table:table-cell office:value-type="float" office:value="9" calcext:value-type="float">
            <text:p>9</text:p>
          </table:table-cell>
          <table:table-cell office:value-type="float" office:value="472094.652804113" calcext:value-type="float">
            <text:p>472094.652804113</text:p>
          </table:table-cell>
          <table:table-cell office:value-type="float" office:value="51634.0852870486" calcext:value-type="float">
            <text:p>51634.0852870486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549991.383860583" calcext:value-type="float">
            <text:p>549991.383860583</text:p>
          </table:table-cell>
          <table:table-cell office:value-type="float" office:value="0.79" calcext:value-type="float">
            <text:p>0.79</text:p>
          </table:table-cell>
          <table:table-cell office:value-type="float" office:value="9" calcext:value-type="float">
            <text:p>9</text:p>
          </table:table-cell>
          <table:table-cell office:value-type="float" office:value="447608.166049011" calcext:value-type="float">
            <text:p>447608.166049011</text:p>
          </table:table-cell>
          <table:table-cell office:value-type="float" office:value="95649.8792745099" calcext:value-type="float">
            <text:p>95649.8792745099</text:p>
          </table:table-cell>
          <table:table-cell office:value-type="float" office:value="0.76" calcext:value-type="float">
            <text:p>0.7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11</text:p>
          </table:table-cell>
          <table:table-cell office:value-type="float" office:value="537700.763660627" calcext:value-type="float">
            <text:p>537700.763660627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348917.420080233" calcext:value-type="float">
            <text:p>348917.420080233</text:p>
          </table:table-cell>
          <table:table-cell office:value-type="float" office:value="383878.488994039" calcext:value-type="float">
            <text:p>383878.488994039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12</text:p>
          </table:table-cell>
          <table:table-cell office:value-type="float" office:value="509002.388602484" calcext:value-type="float">
            <text:p>509002.388602484</text:p>
          </table:table-cell>
          <table:table-cell office:value-type="float" office:value="0.77" calcext:value-type="float">
            <text:p>0.77</text:p>
          </table:table-cell>
          <table:table-cell office:value-type="float" office:value="10" calcext:value-type="float">
            <text:p>10</text:p>
          </table:table-cell>
          <table:table-cell office:value-type="float" office:value="414316.524517566" calcext:value-type="float">
            <text:p>414316.524517566</text:p>
          </table:table-cell>
          <table:table-cell office:value-type="float" office:value="159899.847760797" calcext:value-type="float">
            <text:p>159899.847760797</text:p>
          </table:table-cell>
          <table:table-cell office:value-type="float" office:value="0.77" calcext:value-type="float">
            <text:p>0.77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13</text:p>
          </table:table-cell>
          <table:table-cell office:value-type="float" office:value="663786.398327171" calcext:value-type="float">
            <text:p>663786.398327171</text:p>
          </table:table-cell>
          <table:table-cell office:value-type="float" office:value="0.93" calcext:value-type="float">
            <text:p>0.93</text:p>
          </table:table-cell>
          <table:table-cell office:value-type="float" office:value="17" calcext:value-type="float">
            <text:p>17</text:p>
          </table:table-cell>
          <table:table-cell office:value-type="float" office:value="610723.041562526" calcext:value-type="float">
            <text:p>610723.041562526</text:p>
          </table:table-cell>
          <table:table-cell office:value-type="float" office:value="23839.0144899282" calcext:value-type="float">
            <text:p>23839.0144899282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14</text:p>
          </table:table-cell>
          <table:table-cell office:value-type="float" office:value="661417.897176863" calcext:value-type="float">
            <text:p>661417.897176863</text:p>
          </table:table-cell>
          <table:table-cell office:value-type="float" office:value="0.93" calcext:value-type="float">
            <text:p>0.93</text:p>
          </table:table-cell>
          <table:table-cell office:value-type="float" office:value="9" calcext:value-type="float">
            <text:p>9</text:p>
          </table:table-cell>
          <table:table-cell office:value-type="float" office:value="612178.090469616" calcext:value-type="float">
            <text:p>612178.090469616</text:p>
          </table:table-cell>
          <table:table-cell office:value-type="float" office:value="26477.5139558936" calcext:value-type="float">
            <text:p>26477.5139558936</text:p>
          </table:table-cell>
          <table:table-cell office:value-type="float" office:value="0.82" calcext:value-type="float">
            <text:p>0.82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15</text:p>
          </table:table-cell>
          <table:table-cell office:value-type="float" office:value="658073.812158887" calcext:value-type="float">
            <text:p>658073.812158887</text:p>
          </table:table-cell>
          <table:table-cell office:value-type="float" office:value="0.93" calcext:value-type="float">
            <text:p>0.93</text:p>
          </table:table-cell>
          <table:table-cell office:value-type="float" office:value="9" calcext:value-type="float">
            <text:p>9</text:p>
          </table:table-cell>
          <table:table-cell office:value-type="float" office:value="593550.070019914" calcext:value-type="float">
            <text:p>593550.070019914</text:p>
          </table:table-cell>
          <table:table-cell office:value-type="float" office:value="31567.1336604859" calcext:value-type="float">
            <text:p>31567.1336604859</text:p>
          </table:table-cell>
          <table:table-cell office:value-type="float" office:value="0.79" calcext:value-type="float">
            <text:p>0.79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x16</text:p>
          </table:table-cell>
          <table:table-cell office:value-type="float" office:value="658100.154775672" calcext:value-type="float">
            <text:p>658100.154775672</text:p>
          </table:table-cell>
          <table:table-cell office:value-type="float" office:value="0.93" calcext:value-type="float">
            <text:p>0.93</text:p>
          </table:table-cell>
          <table:table-cell office:value-type="float" office:value="9" calcext:value-type="float">
            <text:p>9</text:p>
          </table:table-cell>
          <table:table-cell office:value-type="float" office:value="603815.51202087" calcext:value-type="float">
            <text:p>603815.51202087</text:p>
          </table:table-cell>
          <table:table-cell office:value-type="float" office:value="25350.7586369302" calcext:value-type="float">
            <text:p>25350.7586369302</text:p>
          </table:table-cell>
          <table:table-cell office:value-type="float" office:value="0.82" calcext:value-type="float">
            <text:p>0.82</text:p>
          </table:table-cell>
          <table:table-cell table:number-columns-repeated="4"/>
          <table:table-cell table:style-name="Default" table:number-columns-repeated="2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best elbo</text:p>
          </table:table-cell>
          <table:table-cell office:value-type="string" calcext:value-type="string">
            <text:p>-mcc</text:p>
          </table:table-cell>
          <table:table-cell office:value-type="string" calcext:value-type="string">
            <text:p>-seed</text:p>
          </table:table-cell>
          <table:table-cell office:value-type="string" calcext:value-type="string">
            <text:p>elbo avg</text:p>
          </table:table-cell>
          <table:table-cell office:value-type="string" calcext:value-type="string">
            <text:p>elbo std</text:p>
          </table:table-cell>
          <table:table-cell office:value-type="string" calcext:value-type="string">
            <text:p>mcc avg</text:p>
          </table:table-cell>
          <table:table-cell office:value-type="string" calcext:value-type="string">
            <text:p>burnin</text:p>
          </table:table-cell>
          <table:table-cell office:value-type="string" calcext:value-type="string">
            <text:p>dint</text:p>
          </table:table-cell>
          <table:table-cell office:value-type="string" calcext:value-type="string">
            <text:p>numsamp</text:p>
          </table:table-cell>
          <table:table-cell office:value-type="string" calcext:value-type="string">
            <text:p>infit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office:value-type="float" office:value="661417.897176863" calcext:value-type="float">
            <text:p>661417.897176863</text:p>
          </table:table-cell>
          <table:table-cell office:value-type="float" office:value="0.93" calcext:value-type="float">
            <text:p>0.93</text:p>
          </table:table-cell>
          <table:table-cell office:value-type="float" office:value="9" calcext:value-type="float">
            <text:p>9</text:p>
          </table:table-cell>
          <table:table-cell office:value-type="float" office:value="612178.090469616" calcext:value-type="float">
            <text:p>612178.090469616</text:p>
          </table:table-cell>
          <table:table-cell office:value-type="float" office:value="26477.5139558936" calcext:value-type="float">
            <text:p>26477.5139558936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office:value-type="float" office:value="663786.398327171" calcext:value-type="float">
            <text:p>663786.398327171</text:p>
          </table:table-cell>
          <table:table-cell office:value-type="float" office:value="0.93" calcext:value-type="float">
            <text:p>0.93</text:p>
          </table:table-cell>
          <table:table-cell office:value-type="float" office:value="17" calcext:value-type="float">
            <text:p>17</text:p>
          </table:table-cell>
          <table:table-cell office:value-type="float" office:value="610723.041562526" calcext:value-type="float">
            <text:p>610723.041562526</text:p>
          </table:table-cell>
          <table:table-cell office:value-type="float" office:value="23839.0144899282" calcext:value-type="float">
            <text:p>23839.014489928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office:value-type="float" office:value="658100.154775672" calcext:value-type="float">
            <text:p>658100.154775672</text:p>
          </table:table-cell>
          <table:table-cell office:value-type="float" office:value="0.93" calcext:value-type="float">
            <text:p>0.93</text:p>
          </table:table-cell>
          <table:table-cell office:value-type="float" office:value="9" calcext:value-type="float">
            <text:p>9</text:p>
          </table:table-cell>
          <table:table-cell office:value-type="float" office:value="603815.51202087" calcext:value-type="float">
            <text:p>603815.51202087</text:p>
          </table:table-cell>
          <table:table-cell office:value-type="float" office:value="25350.7586369302" calcext:value-type="float">
            <text:p>25350.7586369302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office:value-type="float" office:value="658073.812158887" calcext:value-type="float">
            <text:p>658073.812158887</text:p>
          </table:table-cell>
          <table:table-cell office:value-type="float" office:value="0.93" calcext:value-type="float">
            <text:p>0.93</text:p>
          </table:table-cell>
          <table:table-cell office:value-type="float" office:value="9" calcext:value-type="float">
            <text:p>9</text:p>
          </table:table-cell>
          <table:table-cell office:value-type="float" office:value="593550.070019914" calcext:value-type="float">
            <text:p>593550.070019914</text:p>
          </table:table-cell>
          <table:table-cell office:value-type="float" office:value="31567.1336604859" calcext:value-type="float">
            <text:p>31567.1336604859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559712.793757296" calcext:value-type="float">
            <text:p>559712.793757296</text:p>
          </table:table-cell>
          <table:table-cell office:value-type="float" office:value="0.85" calcext:value-type="float">
            <text:p>0.85</text:p>
          </table:table-cell>
          <table:table-cell office:value-type="float" office:value="9" calcext:value-type="float">
            <text:p>9</text:p>
          </table:table-cell>
          <table:table-cell office:value-type="float" office:value="483993.353767335" calcext:value-type="float">
            <text:p>483993.353767335</text:p>
          </table:table-cell>
          <table:table-cell office:value-type="float" office:value="45312.1205138938" calcext:value-type="float">
            <text:p>45312.120513893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office:value-type="float" office:value="544485.870189531" calcext:value-type="float">
            <text:p>544485.870189531</text:p>
          </table:table-cell>
          <table:table-cell office:value-type="float" office:value="0.81" calcext:value-type="float">
            <text:p>0.81</text:p>
          </table:table-cell>
          <table:table-cell office:value-type="float" office:value="9" calcext:value-type="float">
            <text:p>9</text:p>
          </table:table-cell>
          <table:table-cell office:value-type="float" office:value="472094.652804113" calcext:value-type="float">
            <text:p>472094.652804113</text:p>
          </table:table-cell>
          <table:table-cell office:value-type="float" office:value="51634.0852870486" calcext:value-type="float">
            <text:p>51634.085287048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531205.683364849" calcext:value-type="float">
            <text:p>531205.683364849</text:p>
          </table:table-cell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office:value-type="float" office:value="468414.533503601" calcext:value-type="float">
            <text:p>468414.533503601</text:p>
          </table:table-cell>
          <table:table-cell office:value-type="float" office:value="49225.7218260872" calcext:value-type="float">
            <text:p>49225.721826087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525130.236753008" calcext:value-type="float">
            <text:p>525130.236753008</text:p>
          </table:table-cell>
          <table:table-cell office:value-type="float" office:value="0.81" calcext:value-type="float">
            <text:p>0.81</text:p>
          </table:table-cell>
          <table:table-cell office:value-type="float" office:value="9" calcext:value-type="float">
            <text:p>9</text:p>
          </table:table-cell>
          <table:table-cell office:value-type="float" office:value="463512.638541836" calcext:value-type="float">
            <text:p>463512.638541836</text:p>
          </table:table-cell>
          <table:table-cell office:value-type="float" office:value="47843.6713344985" calcext:value-type="float">
            <text:p>47843.671334498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549991.383860583" calcext:value-type="float">
            <text:p>549991.383860583</text:p>
          </table:table-cell>
          <table:table-cell office:value-type="float" office:value="0.79" calcext:value-type="float">
            <text:p>0.79</text:p>
          </table:table-cell>
          <table:table-cell office:value-type="float" office:value="9" calcext:value-type="float">
            <text:p>9</text:p>
          </table:table-cell>
          <table:table-cell office:value-type="float" office:value="447608.166049011" calcext:value-type="float">
            <text:p>447608.166049011</text:p>
          </table:table-cell>
          <table:table-cell office:value-type="float" office:value="95649.8792745099" calcext:value-type="float">
            <text:p>95649.8792745099</text:p>
          </table:table-cell>
          <table:table-cell office:value-type="float" office:value="0.76" calcext:value-type="float">
            <text:p>0.76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516189.13481604" calcext:value-type="float">
            <text:p>516189.13481604</text:p>
          </table:table-cell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444184.933106403" calcext:value-type="float">
            <text:p>444184.933106403</text:p>
          </table:table-cell>
          <table:table-cell office:value-type="float" office:value="65213.9663023023" calcext:value-type="float">
            <text:p>65213.966302302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office:value-type="float" office:value="509002.388602484" calcext:value-type="float">
            <text:p>509002.388602484</text:p>
          </table:table-cell>
          <table:table-cell office:value-type="float" office:value="0.77" calcext:value-type="float">
            <text:p>0.77</text:p>
          </table:table-cell>
          <table:table-cell office:value-type="float" office:value="10" calcext:value-type="float">
            <text:p>10</text:p>
          </table:table-cell>
          <table:table-cell office:value-type="float" office:value="414316.524517566" calcext:value-type="float">
            <text:p>414316.524517566</text:p>
          </table:table-cell>
          <table:table-cell office:value-type="float" office:value="159899.847760797" calcext:value-type="float">
            <text:p>159899.847760797</text:p>
          </table:table-cell>
          <table:table-cell office:value-type="float" office:value="0.77" calcext:value-type="float">
            <text:p>0.77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474782.036131462" calcext:value-type="float">
            <text:p>474782.036131462</text:p>
          </table:table-cell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office:value-type="float" office:value="374120.753928532" calcext:value-type="float">
            <text:p>374120.753928532</text:p>
          </table:table-cell>
          <table:table-cell office:value-type="float" office:value="70543.8413793035" calcext:value-type="float">
            <text:p>70543.841379303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477689.601611022" calcext:value-type="float">
            <text:p>477689.60161102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372282.928698512" calcext:value-type="float">
            <text:p>372282.928698512</text:p>
          </table:table-cell>
          <table:table-cell office:value-type="float" office:value="89265.9202739542" calcext:value-type="float">
            <text:p>89265.920273954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451880.121382863" calcext:value-type="float">
            <text:p>451880.121382863</text:p>
          </table:table-cell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office:value-type="float" office:value="357374.561888316" calcext:value-type="float">
            <text:p>357374.561888316</text:p>
          </table:table-cell>
          <table:table-cell office:value-type="float" office:value="89073.2172450921" calcext:value-type="float">
            <text:p>89073.217245092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office:value-type="float" office:value="537700.763660627" calcext:value-type="float">
            <text:p>537700.763660627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348917.420080233" calcext:value-type="float">
            <text:p>348917.420080233</text:p>
          </table:table-cell>
          <table:table-cell office:value-type="float" office:value="383878.488994039" calcext:value-type="float">
            <text:p>383878.48899403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464488.424862605" calcext:value-type="float">
            <text:p>464488.424862605</text:p>
          </table:table-cell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office:value-type="float" office:value="303026" calcext:value-type="float">
            <text:p>303026</text:p>
          </table:table-cell>
          <table:table-cell office:value-type="float" office:value="244136" calcext:value-type="float">
            <text:p>24413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pecs</text:p>
          </table:table-cell>
          <table:table-cell office:value-type="string" calcext:value-type="string">
            <text:p>best elbo</text:p>
          </table:table-cell>
          <table:table-cell office:value-type="string" calcext:value-type="string">
            <text:p>-mcc</text:p>
          </table:table-cell>
          <table:table-cell office:value-type="string" calcext:value-type="string">
            <text:p>elbo avg</text:p>
          </table:table-cell>
          <table:table-cell office:value-type="string" calcext:value-type="string">
            <text:p>mcc avg</text:p>
          </table:table-cell>
          <table:table-cell table:style-name="Default" office:value-type="string" calcext:value-type="string">
            <text:p>gmlr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infit</text:p>
          </table:table-cell>
          <table:table-cell office:value-type="string" calcext:value-type="string">
            <text:p>burnin</text:p>
          </table:table-cell>
          <table:table-cell office:value-type="string" calcext:value-type="string">
            <text:p>dint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float" office:value="405449.360357921" calcext:value-type="float">
            <text:p>405449.360357921</text:p>
          </table:table-cell>
          <table:table-cell office:value-type="float" office:value="0.75" calcext:value-type="float">
            <text:p>0.75</text:p>
          </table:table-cell>
          <table:table-cell office:value-type="float" office:value="344320.064349465" calcext:value-type="float">
            <text:p>344320.064349465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float" office:value="401698.620706648" calcext:value-type="float">
            <text:p>401698.620706648</text:p>
          </table:table-cell>
          <table:table-cell office:value-type="float" office:value="0.77" calcext:value-type="float">
            <text:p>0.77</text:p>
          </table:table-cell>
          <table:table-cell office:value-type="float" office:value="297875.125407547" calcext:value-type="float">
            <text:p>297875.125407547</text:p>
          </table:table-cell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float" office:value="360327.460430242" calcext:value-type="float">
            <text:p>360327.460430242</text:p>
          </table:table-cell>
          <table:table-cell office:value-type="float" office:value="0.75" calcext:value-type="float">
            <text:p>0.75</text:p>
          </table:table-cell>
          <table:table-cell office:value-type="float" office:value="291267.056619059" calcext:value-type="float">
            <text:p>291267.056619059</text:p>
          </table:table-cell>
          <table:table-cell office:value-type="float" office:value="0.715" calcext:value-type="float">
            <text:p>0.715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222400.363607091" calcext:value-type="float">
            <text:p>222400.363607091</text:p>
          </table:table-cell>
          <table:table-cell office:value-type="float" office:value="0.79" calcext:value-type="float">
            <text:p>0.79</text:p>
          </table:table-cell>
          <table:table-cell office:value-type="float" office:value="146952.950725285" calcext:value-type="float">
            <text:p>146952.950725285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97104.064764819" calcext:value-type="float">
            <text:p>197104.064764819</text:p>
          </table:table-cell>
          <table:table-cell office:value-type="float" office:value="0.68" calcext:value-type="float">
            <text:p>0.68</text:p>
          </table:table-cell>
          <table:table-cell office:value-type="float" office:value="139079.883070963" calcext:value-type="float">
            <text:p>139079.883070963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98964.045517599" calcext:value-type="float">
            <text:p>198964.045517599</text:p>
          </table:table-cell>
          <table:table-cell office:value-type="float" office:value="0.66" calcext:value-type="float">
            <text:p>0.66</text:p>
          </table:table-cell>
          <table:table-cell office:value-type="float" office:value="138805.466185445" calcext:value-type="float">
            <text:p>138805.466185445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float" office:value="218064.772922344" calcext:value-type="float">
            <text:p>218064.772922344</text:p>
          </table:table-cell>
          <table:table-cell office:value-type="float" office:value="0.92" calcext:value-type="float">
            <text:p>0.92</text:p>
          </table:table-cell>
          <table:table-cell office:value-type="float" office:value="123569.149339459" calcext:value-type="float">
            <text:p>123569.149339459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177043.462010403" calcext:value-type="float">
            <text:p>177043.462010403</text:p>
          </table:table-cell>
          <table:table-cell office:value-type="float" office:value="0.72" calcext:value-type="float">
            <text:p>0.72</text:p>
          </table:table-cell>
          <table:table-cell office:value-type="float" office:value="87638.4104301524" calcext:value-type="float">
            <text:p>87638.4104301524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float" office:value="224815.515966647" calcext:value-type="float">
            <text:p>224815.515966647</text:p>
          </table:table-cell>
          <table:table-cell office:value-type="float" office:value="0.56" calcext:value-type="float">
            <text:p>0.56</text:p>
          </table:table-cell>
          <table:table-cell office:value-type="float" office:value="68419.990465448" calcext:value-type="float">
            <text:p>68419.99046544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float" office:value="141737.181496454" calcext:value-type="float">
            <text:p>141737.181496454</text:p>
          </table:table-cell>
          <table:table-cell office:value-type="float" office:value="0.85" calcext:value-type="float">
            <text:p>0.85</text:p>
          </table:table-cell>
          <table:table-cell office:value-type="float" office:value="67376.1933805027" calcext:value-type="float">
            <text:p>67376.1933805027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float" office:value="147039.911155026" calcext:value-type="float">
            <text:p>147039.911155026</text:p>
          </table:table-cell>
          <table:table-cell office:value-type="float" office:value="0.64" calcext:value-type="float">
            <text:p>0.64</text:p>
          </table:table-cell>
          <table:table-cell office:value-type="float" office:value="65547.7733052461" calcext:value-type="float">
            <text:p>65547.7733052461</text:p>
          </table:table-cell>
          <table:table-cell office:value-type="float" office:value="0.66" calcext:value-type="float">
            <text:p>0.6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k16</text:p>
          </table:table-cell>
          <table:table-cell office:value-type="float" office:value="129510.793759531" calcext:value-type="float">
            <text:p>129510.793759531</text:p>
          </table:table-cell>
          <table:table-cell office:value-type="float" office:value="0.55" calcext:value-type="float">
            <text:p>0.55</text:p>
          </table:table-cell>
          <table:table-cell office:value-type="float" office:value="58984.8088853126" calcext:value-type="float">
            <text:p>58984.8088853126</text:p>
          </table:table-cell>
          <table:table-cell office:value-type="float" office:value="0.65" calcext:value-type="float">
            <text:p>0.6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60330.103264515" calcext:value-type="float">
            <text:p>160330.103264515</text:p>
          </table:table-cell>
          <table:table-cell office:value-type="float" office:value="0.65" calcext:value-type="float">
            <text:p>0.65</text:p>
          </table:table-cell>
          <table:table-cell office:value-type="float" office:value="56630.9957811144" calcext:value-type="float">
            <text:p>56630.9957811144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float" office:value="144193.636840523" calcext:value-type="float">
            <text:p>144193.636840523</text:p>
          </table:table-cell>
          <table:table-cell office:value-type="float" office:value="0.65" calcext:value-type="float">
            <text:p>0.65</text:p>
          </table:table-cell>
          <table:table-cell office:value-type="float" office:value="53655.80797284" calcext:value-type="float">
            <text:p>53655.80797284</text:p>
          </table:table-cell>
          <table:table-cell office:value-type="float" office:value="0.599473684210526" calcext:value-type="float">
            <text:p>0.59947368421052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u0</text:p>
          </table:table-cell>
          <table:table-cell office:value-type="float" office:value="143022.94775284" calcext:value-type="float">
            <text:p>143022.94775284</text:p>
          </table:table-cell>
          <table:table-cell office:value-type="float" office:value="0.74" calcext:value-type="float">
            <text:p>0.74</text:p>
          </table:table-cell>
          <table:table-cell office:value-type="float" office:value="53652.0343979735" calcext:value-type="float">
            <text:p>53652.034397973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float" office:value="93420.0067544793" calcext:value-type="float">
            <text:p>93420.0067544793</text:p>
          </table:table-cell>
          <table:table-cell office:value-type="float" office:value="0.76" calcext:value-type="float">
            <text:p>0.76</text:p>
          </table:table-cell>
          <table:table-cell office:value-type="float" office:value="21273.8986044063" calcext:value-type="float">
            <text:p>21273.8986044063</text:p>
          </table:table-cell>
          <table:table-cell office:value-type="float" office:value="0.602" calcext:value-type="float">
            <text:p>0.60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float" office:value="210028.517238461" calcext:value-type="float">
            <text:p>210028.517238461</text:p>
          </table:table-cell>
          <table:table-cell office:value-type="float" office:value="0.86" calcext:value-type="float">
            <text:p>0.86</text:p>
          </table:table-cell>
          <table:table-cell office:value-type="float" office:value="-31102.6622366814" calcext:value-type="float">
            <text:p>-31102.662236681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53593.1226065392" calcext:value-type="float">
            <text:p>53593.1226065392</text:p>
          </table:table-cell>
          <table:table-cell office:value-type="float" office:value="0.84" calcext:value-type="float">
            <text:p>0.84</text:p>
          </table:table-cell>
          <table:table-cell office:value-type="float" office:value="-61128.5050695491" calcext:value-type="float">
            <text:p>-61128.5050695491</text:p>
          </table:table-cell>
          <table:table-cell office:value-type="float" office:value="0.715384615384615" calcext:value-type="float">
            <text:p>0.715384615384615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-11456.2744271547" calcext:value-type="float">
            <text:p>-11456.2744271547</text:p>
          </table:table-cell>
          <table:table-cell office:value-type="float" office:value="0.73" calcext:value-type="float">
            <text:p>0.73</text:p>
          </table:table-cell>
          <table:table-cell office:value-type="float" office:value="-104839.02396131" calcext:value-type="float">
            <text:p>-104839.02396131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-17251.2716685021" calcext:value-type="float">
            <text:p>-17251.2716685021</text:p>
          </table:table-cell>
          <table:table-cell office:value-type="float" office:value="0.73" calcext:value-type="float">
            <text:p>0.73</text:p>
          </table:table-cell>
          <table:table-cell office:value-type="float" office:value="-118820.849438656" calcext:value-type="float">
            <text:p>-118820.849438656</text:p>
          </table:table-cell>
          <table:table-cell office:value-type="float" office:value="0.57" calcext:value-type="float">
            <text:p>0.5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74880.857499835" calcext:value-type="float">
            <text:p>74880.857499835</text:p>
          </table:table-cell>
          <table:table-cell office:value-type="float" office:value="0.9" calcext:value-type="float">
            <text:p>0.9</text:p>
          </table:table-cell>
          <table:table-cell office:value-type="float" office:value="-127170.247059425" calcext:value-type="float">
            <text:p>-127170.247059425</text:p>
          </table:table-cell>
          <table:table-cell office:value-type="float" office:value="0.65" calcext:value-type="float">
            <text:p>0.65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-38930.5060388958" calcext:value-type="float">
            <text:p>-38930.5060388958</text:p>
          </table:table-cell>
          <table:table-cell office:value-type="float" office:value="0.48" calcext:value-type="float">
            <text:p>0.48</text:p>
          </table:table-cell>
          <table:table-cell office:value-type="float" office:value="-149927.250339402" calcext:value-type="float">
            <text:p>-149927.250339402</text:p>
          </table:table-cell>
          <table:table-cell office:value-type="float" office:value="0.548666666666667" calcext:value-type="float">
            <text:p>0.54866666666666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-41610.30387124" calcext:value-type="float">
            <text:p>-41610.30387124</text:p>
          </table:table-cell>
          <table:table-cell office:value-type="float" office:value="0.72" calcext:value-type="float">
            <text:p>0.72</text:p>
          </table:table-cell>
          <table:table-cell office:value-type="float" office:value="-185922.460749739" calcext:value-type="float">
            <text:p>-185922.460749739</text:p>
          </table:table-cell>
          <table:table-cell office:value-type="float" office:value="0.531764705882353" calcext:value-type="float">
            <text:p>0.53176470588235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-40726.3389079977" calcext:value-type="float">
            <text:p>-40726.3389079977</text:p>
          </table:table-cell>
          <table:table-cell office:value-type="float" office:value="0.72" calcext:value-type="float">
            <text:p>0.72</text:p>
          </table:table-cell>
          <table:table-cell office:value-type="float" office:value="-195048.551678676" calcext:value-type="float">
            <text:p>-195048.551678676</text:p>
          </table:table-cell>
          <table:table-cell office:value-type="float" office:value="0.575714285714286" calcext:value-type="float">
            <text:p>0.57571428571428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float" office:value="10654.4393002828" calcext:value-type="float">
            <text:p>10654.4393002828</text:p>
          </table:table-cell>
          <table:table-cell office:value-type="float" office:value="0.71" calcext:value-type="float">
            <text:p>0.71</text:p>
          </table:table-cell>
          <table:table-cell office:value-type="float" office:value="-260670.674932085" calcext:value-type="float">
            <text:p>-260670.674932085</text:p>
          </table:table-cell>
          <table:table-cell office:value-type="float" office:value="0.599473684210526" calcext:value-type="float">
            <text:p>0.59947368421052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float" office:value="-4540.75121236524" calcext:value-type="float">
            <text:p>-4540.75121236524</text:p>
          </table:table-cell>
          <table:table-cell office:value-type="float" office:value="0.79" calcext:value-type="float">
            <text:p>0.79</text:p>
          </table:table-cell>
          <table:table-cell office:value-type="float" office:value="-309579.367471122" calcext:value-type="float">
            <text:p>-309579.367471122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float" office:value="-6773.83771937387" calcext:value-type="float">
            <text:p>-6773.83771937387</text:p>
          </table:table-cell>
          <table:table-cell office:value-type="float" office:value="0.9" calcext:value-type="float">
            <text:p>0.9</text:p>
          </table:table-cell>
          <table:table-cell office:value-type="float" office:value="-313018.467833734" calcext:value-type="float">
            <text:p>-313018.467833734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float" office:value="-28674.7416838869" calcext:value-type="float">
            <text:p>-28674.7416838869</text:p>
          </table:table-cell>
          <table:table-cell office:value-type="float" office:value="0.73" calcext:value-type="float">
            <text:p>0.73</text:p>
          </table:table-cell>
          <table:table-cell office:value-type="float" office:value="-381042.590423517" calcext:value-type="float">
            <text:p>-381042.590423517</text:p>
          </table:table-cell>
          <table:table-cell office:value-type="float" office:value="0.536" calcext:value-type="float">
            <text:p>0.53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-152280.684190434" calcext:value-type="float">
            <text:p>-152280.684190434</text:p>
          </table:table-cell>
          <table:table-cell office:value-type="float" office:value="0.77" calcext:value-type="float">
            <text:p>0.77</text:p>
          </table:table-cell>
          <table:table-cell office:value-type="float" office:value="-429304.894781099" calcext:value-type="float">
            <text:p>-429304.894781099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-165104.601584013" calcext:value-type="float">
            <text:p>-165104.601584013</text:p>
          </table:table-cell>
          <table:table-cell office:value-type="float" office:value="0.78" calcext:value-type="float">
            <text:p>0.78</text:p>
          </table:table-cell>
          <table:table-cell office:value-type="float" office:value="-431620.371520264" calcext:value-type="float">
            <text:p>-431620.371520264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float" office:value="393415.218454642" calcext:value-type="float">
            <text:p>393415.218454642</text:p>
          </table:table-cell>
          <table:table-cell office:value-type="float" office:value="0.63" calcext:value-type="float">
            <text:p>0.63</text:p>
          </table:table-cell>
          <table:table-cell office:value-type="float" office:value="-1398046.98533752" calcext:value-type="float">
            <text:p>-1398046.98533752</text:p>
          </table:table-cell>
          <table:table-cell office:value-type="float" office:value="0.716" calcext:value-type="float">
            <text:p>0.716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formula="of:=CORREL([.D2:.D32];[.E2:.E32])" office:value-type="float" office:value="0.284008030183245" calcext:value-type="float">
            <text:p>0.284008030183245</text:p>
          </table:table-cell>
          <table:table-cell/>
          <table:table-cell table:style-name="Default"/>
          <table:table-cell table:number-columns-repeated="4"/>
        </table:table-row>
      </table:table>
      <table:table table:name="alltrain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elbo0</text:p>
          </table:table-cell>
          <table:table-cell office:value-type="string" calcext:value-type="string">
            <text:p>mcc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17.984753295" calcext:value-type="float">
            <text:p>401717.984753295</text:p>
          </table:table-cell>
          <table:table-cell office:value-type="float" office:value="0.75" calcext:value-type="float">
            <text:p>0.75</text:p>
          </table:table-cell>
          <table:table-cell office:value-type="float" office:value="370781.759709059" calcext:value-type="float">
            <text:p>370781.75970905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87586.337904227" calcext:value-type="float">
            <text:p>-287586.337904227</text:p>
          </table:table-cell>
          <table:table-cell office:value-type="float" office:value="0.96" calcext:value-type="float">
            <text:p>0.96</text:p>
          </table:table-cell>
          <table:table-cell office:value-type="float" office:value="-272919.136913472" calcext:value-type="float">
            <text:p>-272919.13691347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35675.230617177" calcext:value-type="float">
            <text:p>-435675.230617177</text:p>
          </table:table-cell>
          <table:table-cell office:value-type="float" office:value="0.91" calcext:value-type="float">
            <text:p>0.91</text:p>
          </table:table-cell>
          <table:table-cell office:value-type="float" office:value="-429127.1379648" calcext:value-type="float">
            <text:p>-429127.137964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903.4535835228" calcext:value-type="float">
            <text:p>44903.4535835228</text:p>
          </table:table-cell>
          <table:table-cell office:value-type="float" office:value="0.95" calcext:value-type="float">
            <text:p>0.95</text:p>
          </table:table-cell>
          <table:table-cell office:value-type="float" office:value="25010.2465794236" calcext:value-type="float">
            <text:p>25010.246579423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7233.6646057426" calcext:value-type="float">
            <text:p>-87233.6646057426</text:p>
          </table:table-cell>
          <table:table-cell office:value-type="float" office:value="0.9" calcext:value-type="float">
            <text:p>0.9</text:p>
          </table:table-cell>
          <table:table-cell office:value-type="float" office:value="-82633.3877440213" calcext:value-type="float">
            <text:p>-82633.387744021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76394.898757727" calcext:value-type="float">
            <text:p>-276394.898757727</text:p>
          </table:table-cell>
          <table:table-cell office:value-type="float" office:value="0.98" calcext:value-type="float">
            <text:p>0.98</text:p>
          </table:table-cell>
          <table:table-cell office:value-type="float" office:value="-278185.26700348" calcext:value-type="float">
            <text:p>-278185.2670034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0764.531854025" calcext:value-type="float">
            <text:p>-100764.531854025</text:p>
          </table:table-cell>
          <table:table-cell office:value-type="float" office:value="0.94" calcext:value-type="float">
            <text:p>0.94</text:p>
          </table:table-cell>
          <table:table-cell office:value-type="float" office:value="-93839.9592633131" calcext:value-type="float">
            <text:p>-93839.959263313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35117.587444951" calcext:value-type="float">
            <text:p>-135117.587444951</text:p>
          </table:table-cell>
          <table:table-cell office:value-type="float" office:value="0.97" calcext:value-type="float">
            <text:p>0.97</text:p>
          </table:table-cell>
          <table:table-cell office:value-type="float" office:value="-130801.920142481" calcext:value-type="float">
            <text:p>-130801.92014248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175.72393293577" calcext:value-type="float">
            <text:p>-5175.72393293577</text:p>
          </table:table-cell>
          <table:table-cell office:value-type="float" office:value="0.96" calcext:value-type="float">
            <text:p>0.96</text:p>
          </table:table-cell>
          <table:table-cell office:value-type="float" office:value="-10831.8912365479" calcext:value-type="float">
            <text:p>-10831.891236547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01542.38013777" calcext:value-type="float">
            <text:p>-201542.38013777</text:p>
          </table:table-cell>
          <table:table-cell office:value-type="float" office:value="0.93" calcext:value-type="float">
            <text:p>0.93</text:p>
          </table:table-cell>
          <table:table-cell office:value-type="float" office:value="-203366.096946716" calcext:value-type="float">
            <text:p>-203366.096946716</text:p>
          </table:table-cell>
          <table:table-cell office:value-type="float" office:value="0.96" calcext:value-type="float">
            <text:p>0.96</text:p>
          </table:table-cell>
        </table:table-row>
      </table:table>
      <table:named-expressions/>
      <table:database-ranges>
        <table:database-range table:name="__Anonymous_Sheet_DB__1" table:target-range-address="Sheet2.A1:Sheet2.L33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Sheet3.A1:Sheet3.K17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3" table:target-range-address="Sheet4.A1:Sheet4.J33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3:41:51.765932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11:59:31.953733805</meta:creation-date>
    <dc:date>2021-09-14T00:33:38.901930074</dc:date>
    <meta:editing-duration>PT19H14M2S</meta:editing-duration>
    <meta:editing-cycles>20</meta:editing-cycles>
    <meta:generator>LibreOffice/6.0.7.3$Linux_X86_64 LibreOffice_project/00m0$Build-3</meta:generator>
    <meta:document-statistic meta:table-count="5" meta:cell-count="1339" meta:object-count="0"/>
  </office:meta>
</office:document-meta>
</file>